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0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26])" office:value-type="float" office:value="514.66" calcext:value-type="float">
            <text:p>514.66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9:.B29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1:.B36])" office:value-type="float" office:value="75.14" calcext:value-type="float">
            <text:p>75.1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38])" office:value-type="float" office:value="889.8" calcext:value-type="float">
            <text:p>889.8</text:p>
          </table:table-cell>
          <table:table-cell table:formula="of:=SUM([.C1:.C38])" office:value-type="float" office:value="889.8" calcext:value-type="float">
            <text:p>889.8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43:.B48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39];[.B50])" office:value-type="float" office:value="-6416.84" calcext:value-type="float">
            <text:p>-6416.8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52];[.B56];[.B60])" office:value-type="float" office:value="-5641.84" calcext:value-type="float">
            <text:p>-5641.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00-00-00</text:date>, <text:time style:data-style-name="N2" text:time-value="21:37:01.563261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3T21:39:52.774842221</dc:date>
    <meta:editing-duration>PT18H2M35S</meta:editing-duration>
    <meta:editing-cycles>94</meta:editing-cycles>
    <meta:generator>LibreOffice/5.1.6.2$Linux_X86_64 LibreOffice_project/10m0$Build-2</meta:generator>
    <meta:document-statistic meta:table-count="2" meta:cell-count="320" meta:object-count="0"/>
  </office:meta>
</office:document-meta>
</file>